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19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133</text:span><text:span text:style-name="T2"> </text:span></text:p>
          </draw:text-box>
        </draw:frame>
        <draw:custom-shape draw:style-name="gr22" draw:text-style-name="P15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31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2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3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15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4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5" draw:text-style-name="P18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5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29" draw:text-style-name="P17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29" draw:text-style-name="P17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1">0x000000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5:31.250694799</dc:date>
    <meta:editing-duration>PT7H48M11S</meta:editing-duration>
    <meta:editing-cycles>50</meta:editing-cycles>
    <meta:generator>LibreOffice/6.0.6.2$Linux_X86_64 LibreOffice_project/00m0$Build-2</meta:generator>
    <meta:document-statistic meta:object-count="174"/>
  </office:meta>
</office:document-meta>
</file>